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Arial1" svg:font-family="Arial, sans-serif"/>
    <style:font-face style:name="Lohit Hindi1" svg:font-family="'Lohit Hindi'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text:id="ct4723915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43051584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43052608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358894176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35992638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35992038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359918704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359932512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59921232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58901696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358917456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358918256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358919696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3599198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220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228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473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5401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30177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891838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89191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89208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892195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5492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553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99563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5891867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5994692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59876528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5987609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59876976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span text:style-name="T13">getData('listDate')</text:span></text:p>
      <text:p text:style-name="Standard"><text:span text:style-name="T10">ФИО пациента: </text:span><text:bookmark-start text:name="DDE_LINK1"/><text:change-start text:change-id="ct47239152"/><text:span text:style-name="T11">getData('patientName')</text:span><text:bookmark-end text:name="DDE_LINK1"/><text:change-end text:change-id="ct47239152"/></text:p>
      <text:p text:style-name="Standard"><text:span text:style-name="T10">Возраст: </text:span><text:change-start text:change-id="ct43051584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43051584"/><text:span text:style-name="T20"> </text:span><text:span text:style-name="T12">(</text:span><text:change-start text:change-id="ct43052608"/><text:span text:style-name="T14">formatDate('patientBirthDate'</text:span><text:span text:style-name="T15">)</text:span><text:change-end text:change-id="ct43052608"/><text:span text:style-name="T16">), </text:span><text:span text:style-name="T17">Рост: </text:span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, Вес: </text:span><text:span text:style-name="T18">get</text:span><text:span text:style-name="T19">Data</text:span><text:span text:style-name="T18">(</text:span><text:span text:style-name="T19">'</text:span><text:span text:style-name="T18">patientWeight'), BSA: get</text:span><text:span text:style-name="T19">Data</text:span><text:span text:style-name="T18">(</text:span><text:span text:style-name="T19">'</text:span><text:span text:style-name="T18">patientBSA'), Группа крови: get</text:span><text:span text:style-name="T19">Data</text:span><text:span text:style-name="T18">(</text:span><text:span text:style-name="T19">'</text:span><text:span text:style-name="T18">patientBlood'), Режим: get</text:span><text:span text:style-name="T19">Data</text:span><text:span text:style-name="T18">(</text:span><text:span text:style-name="T19">'</text:span><text:span text:style-name="T18">patientRegime'), Койка: get</text:span><text:span text:style-name="T19">Data</text:span><text:span text:style-name="T18">(</text:span><text:span text:style-name="T19">'</text:span><text:span text:style-name="T18">patientBed'), Питание: get</text:span><text:span text:style-name="T19">Data</text:span><text:span text:style-name="T18">(</text:span><text:span text:style-name="T19">'</text:span><text:span text:style-name="T18">patientFood').</text:span></text:p>
      <text:p text:style-name="Standard"><text:span text:style-name="T16"/></text:p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358894176"/><text:span text:style-name="T1">getData('name', group)</text:span><text:change-end text:change-id="ct358894176"/><office:annotation><dc:creator>alex </dc:creator><dc:date>2014-02-26T11:24:12</dc:date><text:p text:style-name="P7"><text:span text:style-name="T23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A2" office:value-type="string">
              <text:p text:style-name="P4">12</text:p>
            </table:table-cell>
            <table:table-cell table:style-name="Таблица1.A2" office:value-type="string">
              <text:p text:style-name="P4">13</text:p>
            </table:table-cell>
            <table:table-cell table:style-name="Таблица1.A2" office:value-type="string">
              <text:p text:style-name="P4">14</text:p>
            </table:table-cell>
            <table:table-cell table:style-name="Таблица1.A2" office:value-type="string">
              <text:p text:style-name="P4">15</text:p>
            </table:table-cell>
            <table:table-cell table:style-name="Таблица1.A2" office:value-type="string">
              <text:p text:style-name="P4">16</text:p>
            </table:table-cell>
            <table:table-cell table:style-name="Таблица1.A2" office:value-type="string">
              <text:p text:style-name="P4">17</text:p>
            </table:table-cell>
            <table:table-cell table:style-name="Таблица1.A2" office:value-type="string">
              <text:p text:style-name="P4">18</text:p>
            </table:table-cell>
            <table:table-cell table:style-name="Таблица1.A2" office:value-type="string">
              <text:p text:style-name="P4">19</text:p>
            </table:table-cell>
            <table:table-cell table:style-name="Таблица1.A2" office:value-type="string">
              <text:p text:style-name="P4">20</text:p>
            </table:table-cell>
            <table:table-cell table:style-name="Таблица1.A2" office:value-type="string">
              <text:p text:style-name="P4">21</text:p>
            </table:table-cell>
            <table:table-cell table:style-name="Таблица1.A2" office:value-type="string">
              <text:p text:style-name="P4">22</text:p>
            </table:table-cell>
            <table:table-cell table:style-name="Таблица1.A2" office:value-type="string">
              <text:p text:style-name="P4">23</text:p>
            </table:table-cell>
            <table:table-cell table:style-name="Таблица1.A2" office:value-type="string">
              <text:p text:style-name="P4">24</text:p>
            </table:table-cell>
            <table:table-cell table:style-name="Таблица1.A2" office:value-type="string">
              <text:p text:style-name="P4">1</text:p>
            </table:table-cell>
            <table:table-cell table:style-name="Таблица1.A2" office:value-type="string">
              <text:p text:style-name="P4">2</text:p>
            </table:table-cell>
            <table:table-cell table:style-name="Таблица1.A2" office:value-type="string">
              <text:p text:style-name="P4">3</text:p>
            </table:table-cell>
            <table:table-cell table:style-name="Таблица1.A2" office:value-type="string">
              <text:p text:style-name="P4">4</text:p>
            </table:table-cell>
            <table:table-cell table:style-name="Таблица1.A2" office:value-type="string">
              <text:p text:style-name="P4">5</text:p>
            </table:table-cell>
            <table:table-cell table:style-name="Таблица1.A2" office:value-type="string">
              <text:p text:style-name="P4">6</text:p>
            </table:table-cell>
            <table:table-cell table:style-name="Таблица1.A2" office:value-type="string">
              <text:p text:style-name="P4">7</text:p>
            </table:table-cell>
            <table:table-cell table:style-name="Таблица1.A2" office:value-type="string">
              <text:p text:style-name="P4">8</text:p>
            </table:table-cell>
            <table:table-cell table:style-name="Таблица1.A2" office:value-type="string">
              <text:p text:style-name="P4">9</text:p>
            </table:table-cell>
            <table:table-cell table:style-name="Таблица1.A2" office:value-type="string">
              <text:p text:style-name="P4">10</text:p>
            </table:table-cell>
            <table:table-cell table:style-name="Таблица1.a2" office:value-type="string">
              <text:p text:style-name="P4">11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7"><text:span text:style-name="T23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7"><text:span text:style-name="T23">do text for drug in prescription['drugs']</text:span></text:p></office:annotation></text:span><text:change-start text:change-id="ct359926384"/><text:span text:style-name="T4">getData('name', drug)</text:span><text:change-end text:change-id="ct359926384"/><text:span text:style-name="T4">(</text:span><text:span text:style-name="T4"><office:annotation><dc:creator>alex </dc:creator><dc:date>2014-02-26T13:28:07</dc:date><text:p text:style-name="P7"><text:span text:style-name="T23">do text for drug in prescription['drugs']</text:span></text:p></office:annotation></text:span><text:span text:style-name="T4">getData('dose', drug) getData('unitName', drug)</text:span></text:p>
            </table:table-cell>
            <table:table-cell table:style-name="Таблица1.A2" office:value-type="string">
              <text:p text:style-name="Table_20_Contents"><text:change-start text:change-id="ct359920384"/>getData('<text:span text:style-name="T22">v</text:span>oa',prescription)<text:change-end text:change-id="ct359920384"/></text:p>
            </table:table-cell>
            <table:table-cell table:style-name="Таблица1.A2" office:value-type="string">
              <text:p text:style-name="Table_20_Contents"><text:change-start text:change-id="ct359918704"/>getData('note', prescription)<text:change-end text:change-id="ct359918704"/></text:p>
            </table:table-cell>
            <table:table-cell table:style-name="Таблица1.A2" office:value-type="string">
              <text:p text:style-name="P1"><text:change-start text:change-id="ct359932512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359932512"/></text:p>
            </table:table-cell>
            <table:table-cell table:style-name="Таблица1.A2" office:value-type="string">
              <text:p text:style-name="P1"><text:change-start text:change-id="ct359921232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359921232"/></text:p>
            </table:table-cell>
            <table:table-cell table:style-name="Таблица1.A2" office:value-type="string">
              <text:p text:style-name="P1"><text:change-start text:change-id="ct358901696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358901696"/></text:p>
            </table:table-cell>
            <table:table-cell table:style-name="Таблица1.A2" office:value-type="string">
              <text:p text:style-name="P1"><text:change-start text:change-id="ct358917456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358917456"/></text:p>
            </table:table-cell>
            <table:table-cell table:style-name="Таблица1.A2" office:value-type="string">
              <text:p text:style-name="P1"><text:change-start text:change-id="ct358918256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358918256"/></text:p>
            </table:table-cell>
            <table:table-cell table:style-name="Таблица1.A2" office:value-type="string">
              <text:p text:style-name="P1"><text:change-start text:change-id="ct358919696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358919696"/></text:p>
            </table:table-cell>
            <table:table-cell table:style-name="Таблица1.A2" office:value-type="string">
              <text:p text:style-name="P1"><text:change-start text:change-id="ct359919856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359919856"/></text:p>
            </table:table-cell>
            <table:table-cell table:style-name="Таблица1.A2" office:value-type="string">
              <text:p text:style-name="P1"><text:change-start text:change-id="ct359922096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359922096"/></text:p>
            </table:table-cell>
            <table:table-cell table:style-name="Таблица1.A2" office:value-type="string">
              <text:p text:style-name="P1"><text:change-start text:change-id="ct359922896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359922896"/></text:p>
            </table:table-cell>
            <table:table-cell table:style-name="Таблица1.A2" office:value-type="string">
              <text:p text:style-name="P1"><text:change-start text:change-id="ct359947344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359947344"/></text:p>
            </table:table-cell>
            <table:table-cell table:style-name="Таблица1.A2" office:value-type="string">
              <text:p text:style-name="P1"><text:change-start text:change-id="ct359954016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359954016"/></text:p>
            </table:table-cell>
            <table:table-cell table:style-name="Таблица1.A2" office:value-type="string">
              <text:p text:style-name="P1"><text:change-start text:change-id="ct43017728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43017728"/></text:p>
            </table:table-cell>
            <table:table-cell table:style-name="Таблица1.A2" office:value-type="string">
              <text:p text:style-name="P1"><text:change-start text:change-id="ct358918384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358918384"/></text:p>
            </table:table-cell>
            <table:table-cell table:style-name="Таблица1.A2" office:value-type="string">
              <text:p text:style-name="P1"><text:change-start text:change-id="ct358919136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358919136"/></text:p>
            </table:table-cell>
            <table:table-cell table:style-name="Таблица1.A2" office:value-type="string">
              <text:p text:style-name="P1"><text:change-start text:change-id="ct358920848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358920848"/></text:p>
            </table:table-cell>
            <table:table-cell table:style-name="Таблица1.A2" office:value-type="string">
              <text:p text:style-name="P1"><text:change-start text:change-id="ct358921952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358921952"/></text:p>
            </table:table-cell>
            <table:table-cell table:style-name="Таблица1.A2" office:value-type="string">
              <text:p text:style-name="P1"><text:change-start text:change-id="ct359954928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359954928"/></text:p>
            </table:table-cell>
            <table:table-cell table:style-name="Таблица1.A2" office:value-type="string">
              <text:p text:style-name="P1"><text:change-start text:change-id="ct359955376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359955376"/></text:p>
            </table:table-cell>
            <table:table-cell table:style-name="Таблица1.A2" office:value-type="string">
              <text:p text:style-name="P1"><text:change-start text:change-id="ct359956336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359956336"/></text:p>
            </table:table-cell>
            <table:table-cell table:style-name="Таблица1.A2" office:value-type="string">
              <text:p text:style-name="P1"><text:change-start text:change-id="ct358918672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358918672"/></text:p>
            </table:table-cell>
            <table:table-cell table:style-name="Таблица1.A2" office:value-type="string">
              <text:p text:style-name="P1"><text:change-start text:change-id="ct359946928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359946928"/></text:p>
            </table:table-cell>
            <table:table-cell table:style-name="Таблица1.A2" office:value-type="string">
              <text:p text:style-name="P1"><text:change-start text:change-id="ct359876528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359876528"/></text:p>
            </table:table-cell>
            <table:table-cell table:style-name="Таблица1.A2" office:value-type="string">
              <text:p text:style-name="P1"><text:change-start text:change-id="ct359876096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359876096"/></text:p>
            </table:table-cell>
            <table:table-cell table:style-name="Таблица1.a2" office:value-type="string">
              <text:p text:style-name="P1"><text:change-start text:change-id="ct359876976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359876976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Arial1" svg:font-family="Arial, sans-serif"/>
    <style:font-face style:name="Lohit Hindi1" svg:font-family="'Lohit Hindi'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0-16T18:44:43</dc:date>
    <meta:editing-duration>PT12H54M47S</meta:editing-duration>
    <meta:editing-cycles>148</meta:editing-cycles>
    <meta:generator>OpenOffice.org/3.0$Unix OpenOffice.org_project/300m9$Build-9358</meta:generator>
    <meta:document-statistic meta:table-count="2" meta:image-count="0" meta:object-count="0" meta:page-count="1" meta:paragraph-count="59" meta:word-count="132" meta:character-count="1883"/>
    <meta:user-defined meta:name="Info 2"/>
    <meta:user-defined meta:name="Info 3"/>
    <meta:user-defined meta:name="Info 4"/>
    <meta:user-defined meta:name="anonimus"/>
  </office:meta>
</office:document-meta>
</file>